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rebuchetMS" svg:font-family="TrebuchetMS"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Courier" fo:font-size="14pt" style:font-name-asian="Courier" style:font-size-asian="14pt" style:font-name-complex="Courier" style:font-size-complex="14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P8"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fo:font-size="14pt" style:font-size-asian="14pt" style:font-size-complex="14pt"/>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text-properties style:use-window-font-color="true" style:font-name="ArialMT" fo:font-size="11pt" fo:language="en" fo:country="US" style:font-name-asian="ArialMT" style:font-size-asian="11pt" style:font-name-complex="ArialMT" style:font-size-complex="11pt"/>
    </style:style>
    <style:style style:name="P15" style:family="paragraph" style:parent-style-name="Standard">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16" style:family="paragraph" style:parent-style-name="Standard">
      <style:text-properties style:use-window-font-color="true" style:font-name="Courier" fo:font-size="14pt" style:font-name-asian="Courier" style:font-size-asian="14pt" style:font-name-complex="Courier" style:font-size-complex="14pt"/>
    </style:style>
    <style:style style:name="P17" style:family="paragraph" style:parent-style-name="Standard">
      <style:text-properties style:use-window-font-color="true" style:font-name="Arial" fo:font-size="12pt" style:font-name-asian="Courier" style:font-size-asian="12pt" style:font-name-complex="Courier" style:font-size-complex="12pt"/>
    </style:style>
    <style:style style:name="P18" style:family="paragraph" style:parent-style-name="Standard">
      <style:text-properties style:font-name="Arial"/>
    </style:style>
    <style:style style:name="P19" style:family="paragraph" style:parent-style-name="Standard">
      <style:text-properties style:font-name="Arial" fo:font-size="11pt" style:font-size-asian="11pt" style:font-size-complex="11pt"/>
    </style:style>
    <style:style style:name="P20" style:family="paragraph" style:parent-style-name="Standard">
      <style:text-properties style:font-name="Arial" fo:font-size="12pt" style:font-size-asian="12pt" style:font-size-complex="12pt"/>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Standard">
      <style:text-properties style:use-window-font-color="true" style:font-name="Courier" fo:font-size="14pt" style:font-name-asian="Courier" style:font-size-asian="14pt" style:font-name-complex="Courier" style:font-size-complex="14pt"/>
    </style:style>
    <style:style style:name="P25" style:family="paragraph" style:parent-style-name="Standard">
      <style:paragraph-properties fo:margin-left="0in" fo:margin-right="0in" fo:text-indent="0in" style:auto-text-indent="false"/>
    </style:style>
    <style:style style:name="P26" style:family="paragraph" style:parent-style-name="Heading_20_1">
      <style:text-properties fo:language="en" fo:country="US" style:language-complex="ar" style:country-complex="SA"/>
    </style:style>
    <style:style style:name="P27" style:family="paragraph" style:parent-style-name="Heading_20_1" style:master-page-name="First_20_Page">
      <style:paragraph-properties style:page-number="auto"/>
    </style:style>
    <style:style style:name="P28" style:family="paragraph" style:parent-style-name="Heading_20_2">
      <style:text-properties style:font-name="Arial" fo:font-size="12pt" style:font-size-asian="12pt" style:font-size-complex="12pt"/>
    </style:style>
    <style:style style:name="P29" style:family="paragraph" style:parent-style-name="Heading_20_2">
      <style:text-properties style:font-name="Arial" fo:font-size="12pt" fo:font-weight="normal" style:font-size-asian="12pt" style:font-weight-asian="normal" style:font-size-complex="12pt" style:font-weight-complex="normal"/>
    </style:style>
    <style:style style:name="P30" style:family="paragraph" style:parent-style-name="Heading_20_3">
      <style:text-properties style:font-name="Arial" fo:font-size="12pt" style:font-size-asian="12pt" style:font-size-complex="12pt"/>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size="12pt" style:font-size-asian="12pt" style:font-size-complex="12pt"/>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style:font-name="Arial-BoldMT" fo:font-weight="bold" style:font-name-asian="Arial-BoldMT" style:font-weight-asian="bold" style:font-name-complex="Arial-BoldMT" style:font-weight-complex="bold"/>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Courier" style:font-name-complex="Courier" style:language-complex="ar" style:country-complex="SA"/>
    </style:style>
    <style:style style:name="T13" style:family="text">
      <style:text-properties style:use-window-font-color="true" style:font-name-asian="Courier" style:font-name-complex="Courier"/>
    </style:style>
    <style:style style:name="T14" style:family="text">
      <style:text-properties style:use-window-font-color="true" style:text-underline-style="solid" style:text-underline-width="auto" style:text-underline-color="font-color" style:font-name-asian="Courier" style:font-name-complex="Courier"/>
    </style:style>
    <style:style style:name="T15" style:family="text">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T16" style:family="text">
      <style:text-properties style:use-window-font-color="true" style:font-name="TrebuchetMS" fo:font-size="19pt" fo:font-weight="bold" style:font-name-asian="TrebuchetMS" style:font-size-asian="19pt" style:font-weight-asian="bold" style:font-name-complex="TrebuchetMS" style:font-size-complex="19pt" style:font-weight-complex="bold"/>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Arial1" fo:font-size="12pt" style:font-size-asian="12pt" style:font-size-complex="12pt"/>
    </style:style>
    <style:style style:name="T21" style:family="text">
      <style:text-properties fo:color="#000000" style:font-name="ArialMT" fo:font-size="11pt" fo:font-weight="normal" style:font-name-asian="ArialMT" style:font-size-asian="11pt" style:font-weight-asian="normal" style:font-name-complex="ArialMT" style:font-size-complex="11pt" style:font-weight-complex="normal"/>
    </style:style>
    <style:style style:name="T22" style:family="text">
      <style:text-properties fo:color="#000000" style:font-name="ArialMT" fo:font-size="18pt" fo:font-style="italic" fo:font-weight="bold" style:font-name-asian="ArialMT" style:font-size-asian="18pt" style:font-style-asian="italic" style:font-weight-asian="bold" style:font-name-complex="ArialMT" style:font-size-complex="18pt" style:font-style-complex="italic" style:font-weight-complex="bold"/>
    </style:style>
    <style:style style:name="T23" style:family="text">
      <style:text-properties fo:color="#000000" style:font-name="Helvetica" fo:font-size="18pt" fo:font-style="italic" fo:font-weight="bold" style:font-name-asian="Helvetica" style:font-size-asian="18pt" style:font-style-asian="italic" style:font-weight-asian="bold" style:font-name-complex="Helvetica" style:font-size-complex="18pt" style:font-style-complex="italic" style:font-weight-complex="bold"/>
    </style:style>
    <style:style style:name="T24" style:family="text">
      <style:text-properties fo:color="#000000" style:font-name="Times-Roman" fo:font-size="18pt" fo:font-weight="bold" style:font-name-asian="Times-Roman" style:font-size-asian="18pt" style:font-weight-asian="bold" style:font-name-complex="Times-Roman" style:font-size-complex="18pt" style:font-weight-complex="bold"/>
    </style:style>
    <style:style style:name="T25" style:family="text">
      <style:text-properties fo:color="#000000" style:font-name="TimesNewRomanPSMT" fo:font-size="18pt" fo:font-weight="bold" style:font-name-asian="TimesNewRomanPSMT" style:font-size-asian="18pt" style:font-weight-asian="bold" style:font-name-complex="TimesNewRomanPSMT" style:font-size-complex="18pt" style:font-weight-complex="bold"/>
    </style:style>
    <style:style style:name="T26" style:family="text">
      <style:text-properties fo:font-size="13.5pt" style:font-size-asian="13.5pt" style:font-size-complex="13.5pt"/>
    </style:style>
    <style:style style:name="T27" style:family="text">
      <style:text-properties fo:color="#0b5c7a" style:font-name="Helvetica" fo:font-size="13pt" fo:font-weight="bold" style:font-name-asian="Helvetica" style:font-size-asian="13pt" style:font-weight-asian="bold" style:font-name-complex="Helvetica" style:font-size-complex="13pt" style:font-weight-complex="bold"/>
    </style:style>
    <style:style style:name="T28" style:family="text">
      <style:text-properties fo:color="#1a1718" style:font-name="Helvetica" fo:font-size="28pt" fo:font-weight="normal" style:font-name-asian="Helvetica" style:font-size-asian="28pt" style:font-weight-asian="normal" style:font-name-complex="Helvetica" style:font-size-complex="28pt" style:font-weight-complex="normal"/>
    </style:style>
    <style:style style:name="T29" style:family="text">
      <style:text-properties fo:color="#1a1718" style:font-name="Helvetica" fo:font-size="9pt" fo:font-weight="normal" style:font-name-asian="Helvetica" style:font-size-asian="9pt" style:font-weight-asian="normal" style:font-name-complex="Helvetica" style:font-size-complex="9pt" style:font-weight-complex="normal"/>
    </style:style>
    <style:style style:name="T30" style:family="text">
      <style:text-properties fo:font-size="16pt" style:font-size-asian="16pt" style:font-size-complex="16pt"/>
    </style:style>
    <style:style style:name="T31" style:family="text">
      <style:text-properties fo:color="#262626" style:font-name="TrebuchetMS" fo:font-size="11pt" fo:font-weight="bold" style:font-name-asian="TrebuchetMS" style:font-size-asian="11pt" style:font-weight-asian="bold" style:font-name-complex="TrebuchetMS" style:font-size-complex="11pt" style:font-weight-complex="bold"/>
    </style:style>
    <style:style style:name="T32" style:family="text">
      <style:text-properties fo:color="#141413" style:font-name="Helvetica" fo:font-size="28pt" style:font-name-asian="Helvetica" style:font-size-asian="28pt" style:font-name-complex="Helvetica" style:font-size-complex="28pt"/>
    </style:style>
    <style:style style:name="T33"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09996736">
          <text:insertion>
            <office:change-info>
              <dc:creator>David Harris</dc:creator>
              <dc:date>2010-09-11T10:08:00</dc:date>
            </office:change-info>
          </text:insertion>
        </text:changed-region>
        <text:changed-region text:id="ct709912448">
          <text:insertion>
            <office:change-info>
              <dc:creator>David Harris</dc:creator>
              <dc:date>2010-09-11T10:09:00</dc:date>
            </office:change-info>
          </text:insertion>
        </text:changed-region>
        <text:changed-region text:id="ct709912160">
          <text:format-change>
            <office:change-info>
              <dc:creator>David Harris</dc:creator>
              <dc:date>2010-09-11T10:09:00</dc:date>
            </office:change-info>
          </text:format-change>
        </text:changed-region>
        <text:changed-region text:id="ct688516944">
          <text:insertion>
            <office:change-info>
              <dc:creator>Bob Jacobsen</dc:creator>
              <dc:date>2010-09-11T18:20:00</dc:date>
            </office:change-info>
          </text:insertion>
        </text:changed-region>
        <text:changed-region text:id="ct915831120">
          <text:insertion>
            <office:change-info>
              <dc:creator>Bob Jacobsen</dc:creator>
              <dc:date>2010-09-11T18:21:00</dc:date>
            </office:change-info>
          </text:insertion>
        </text:changed-region>
        <text:changed-region text:id="ct772072528">
          <text:deletion>
            <office:change-info>
              <dc:creator>Bob Jacobsen</dc:creator>
              <dc:date>2010-09-11T18:20:00</dc:date>
            </office:change-info>
            <text:p text:style-name="P1"><text:span text:style-name="T1">x</text:span></text:p>
          </text:deletion>
          <text:insertion>
            <office:change-info office:chg-author="David Harris" office:chg-date-time="2010-09-11T10:09:00"/>
          </text:insertion>
        </text:changed-region>
        <text:changed-region text:id="ct772161200">
          <text:insertion>
            <office:change-info>
              <dc:creator>David Harris</dc:creator>
              <dc:date>2010-09-11T10:09:00</dc:date>
            </office:change-info>
          </text:insertion>
        </text:changed-region>
        <text:changed-region text:id="ct772160336">
          <text:format-change>
            <office:change-info>
              <dc:creator>David Harris</dc:creator>
              <dc:date>2010-09-11T10:09:00</dc:date>
            </office:change-info>
          </text:format-change>
        </text:changed-region>
        <text:changed-region text:id="ct536715200">
          <text:insertion>
            <office:change-info>
              <dc:creator>Bob Jacobsen</dc:creator>
              <dc:date>2010-09-11T18:22:00</dc:date>
            </office:change-info>
          </text:insertion>
        </text:changed-region>
        <text:changed-region text:id="ct688597744">
          <text:format-change>
            <office:change-info>
              <dc:creator>Bob Jacobsen</dc:creator>
              <dc:date>2010-09-11T18:22:00</dc:date>
            </office:change-info>
          </text:format-change>
        </text:changed-region>
        <text:changed-region text:id="ct691903248">
          <text:deletion>
            <office:change-info>
              <dc:creator>Bob Jacobsen</dc:creator>
              <dc:date>2010-09-11T18:22:00</dc:date>
            </office:change-info>
            <text:p text:style-name="P1"><text:span text:style-name="T1">60 ohms, split between the two ends of the bus</text:span></text:p>
          </text:deletion>
          <text:insertion>
            <office:change-info office:chg-author="David Harris" office:chg-date-time="2010-09-11T10:09:00"/>
          </text:insertion>
        </text:changed-region>
        <text:changed-region text:id="ct626705168">
          <text:format-change>
            <office:change-info>
              <dc:creator>David Harris</dc:creator>
              <dc:date>2010-09-11T10:09:00</dc:date>
            </office:change-info>
          </text:format-change>
        </text:changed-region>
        <text:changed-region text:id="ct708044896">
          <text:insertion>
            <office:change-info>
              <dc:creator>David Harris</dc:creator>
              <dc:date>2010-09-11T10:09:00</dc:date>
            </office:change-info>
          </text:insertion>
        </text:changed-region>
        <text:changed-region text:id="ct709912624">
          <text:insertion>
            <office:change-info>
              <dc:creator>David Harris</dc:creator>
              <dc:date>2010-09-11T10:29:00</dc:date>
            </office:change-info>
          </text:insertion>
        </text:changed-region>
        <text:changed-region text:id="ct708485504">
          <text:insertion>
            <office:change-info>
              <dc:creator>David Harris</dc:creator>
              <dc:date>2010-09-11T10:09:00</dc:date>
            </office:change-info>
          </text:insertion>
        </text:changed-region>
        <text:changed-region text:id="ct708419904">
          <text:format-change>
            <office:change-info>
              <dc:creator>David Harris</dc:creator>
              <dc:date>2010-09-11T10:09:00</dc:date>
            </office:change-info>
          </text:format-change>
        </text:changed-region>
        <text:changed-region text:id="ct708375888">
          <text:insertion>
            <office:change-info>
              <dc:creator>David Harris</dc:creator>
              <dc:date>2010-09-11T10:09:00</dc:date>
            </office:change-info>
          </text:insertion>
        </text:changed-region>
        <text:changed-region text:id="ct708313792">
          <text:format-change>
            <office:change-info>
              <dc:creator>David Harris</dc:creator>
              <dc:date>2010-09-11T10:39:00</dc:date>
            </office:change-info>
          </text:format-change>
        </text:changed-region>
        <text:changed-region text:id="ct708406640">
          <text:insertion>
            <office:change-info>
              <dc:creator>David Harris</dc:creator>
              <dc:date>2010-09-11T10:38:00</dc:date>
            </office:change-info>
          </text:insertion>
        </text:changed-region>
        <text:changed-region text:id="ct707877664">
          <text:format-change>
            <office:change-info>
              <dc:creator>David Harris</dc:creator>
              <dc:date>2010-09-11T10:38:00</dc:date>
            </office:change-info>
          </text:format-change>
        </text:changed-region>
        <text:changed-region text:id="ct708500064">
          <text:insertion>
            <office:change-info>
              <dc:creator>David Harris</dc:creator>
              <dc:date>2010-09-11T10:40:00</dc:date>
            </office:change-info>
          </text:insertion>
        </text:changed-region>
        <text:changed-region text:id="ct708487088">
          <text:insertion>
            <office:change-info>
              <dc:creator>David Harris</dc:creator>
              <dc:date>2010-09-11T10:41:00</dc:date>
            </office:change-info>
          </text:insertion>
        </text:changed-region>
        <text:changed-region text:id="ct688640320">
          <text:insertion>
            <office:change-info>
              <dc:creator>Bob Jacobsen</dc:creator>
              <dc:date>2010-09-11T18:23:00</dc:date>
            </office:change-info>
          </text:insertion>
        </text:changed-region>
        <text:changed-region text:id="ct707842704">
          <text:insertion>
            <office:change-info>
              <dc:creator>Bob Jacobsen</dc:creator>
              <dc:date>2010-09-11T18:24:00</dc:date>
            </office:change-info>
          </text:insertion>
        </text:changed-region>
        <text:changed-region text:id="ct687152432">
          <text:insertion>
            <office:change-info>
              <dc:creator>Bob Jacobsen</dc:creator>
              <dc:date>2010-09-11T18:25:00</dc:date>
            </office:change-info>
          </text:insertion>
        </text:changed-region>
        <text:changed-region text:id="ct773279440">
          <text:format-change>
            <office:change-info>
              <dc:creator>Bob Jacobsen</dc:creator>
              <dc:date>2010-09-11T19:21:00</dc:date>
            </office:change-info>
          </text:format-change>
        </text:changed-region>
        <text:changed-region text:id="ct772215936">
          <text:insertion>
            <office:change-info>
              <dc:creator>Bob Jacobsen</dc:creator>
              <dc:date>2010-09-11T18:32:00</dc:date>
            </office:change-info>
          </text:insertion>
        </text:changed-region>
        <text:changed-region text:id="ct688452528">
          <text:insertion>
            <office:change-info>
              <dc:creator>Bob Jacobsen</dc:creator>
              <dc:date>2010-09-11T18:32:00</dc:date>
            </office:change-info>
          </text:insertion>
        </text:changed-region>
        <text:changed-region text:id="ct532769360">
          <text:insertion>
            <office:change-info>
              <dc:creator>Bob Jacobsen</dc:creator>
              <dc:date>2010-09-11T18:26:00</dc:date>
            </office:change-info>
          </text:insertion>
        </text:changed-region>
        <text:changed-region text:id="ct915725632">
          <text:insertion>
            <office:change-info>
              <dc:creator>Bob Jacobsen</dc:creator>
              <dc:date>2010-09-11T18:33:00</dc:date>
            </office:change-info>
          </text:insertion>
        </text:changed-region>
        <text:changed-region text:id="ct710146368">
          <text:insertion>
            <office:change-info>
              <dc:creator>Bob Jacobsen</dc:creator>
              <dc:date>2010-09-11T18:27:00</dc:date>
            </office:change-info>
          </text:insertion>
        </text:changed-region>
        <text:changed-region text:id="ct565420416">
          <text:insertion>
            <office:change-info>
              <dc:creator>Bob Jacobsen</dc:creator>
              <dc:date>2010-09-11T18:28:00</dc:date>
            </office:change-info>
          </text:insertion>
        </text:changed-region>
        <text:changed-region text:id="ct915428528">
          <text:insertion>
            <office:change-info>
              <dc:creator>Bob Jacobsen</dc:creator>
              <dc:date>2010-09-11T18:29:00</dc:date>
            </office:change-info>
          </text:insertion>
        </text:changed-region>
        <text:changed-region text:id="ct773231968">
          <text:format-change>
            <office:change-info>
              <dc:creator>Bob Jacobsen</dc:creator>
              <dc:date>2010-09-11T19:22:00</dc:date>
            </office:change-info>
          </text:format-change>
        </text:changed-region>
        <text:changed-region text:id="ct688456832">
          <text:insertion>
            <office:change-info>
              <dc:creator>Bob Jacobsen</dc:creator>
              <dc:date>2010-09-11T18:34:00</dc:date>
            </office:change-info>
          </text:insertion>
        </text:changed-region>
        <text:changed-region text:id="ct687207024">
          <text:insertion>
            <office:change-info>
              <dc:creator>Bob Jacobsen</dc:creator>
              <dc:date>2010-09-11T18:35:00</dc:date>
            </office:change-info>
          </text:insertion>
        </text:changed-region>
        <text:changed-region text:id="ct688432528">
          <text:insertion>
            <office:change-info>
              <dc:creator>Bob Jacobsen</dc:creator>
              <dc:date>2010-09-11T18:34:00</dc:date>
            </office:change-info>
          </text:insertion>
        </text:changed-region>
        <text:changed-region text:id="ct688841712">
          <text:format-change>
            <office:change-info>
              <dc:creator>Bob Jacobsen</dc:creator>
              <dc:date>2010-09-11T19:22:00</dc:date>
            </office:change-info>
          </text:format-change>
        </text:changed-region>
        <text:changed-region text:id="ct707840624">
          <text:insertion>
            <office:change-info>
              <dc:creator>Bob Jacobsen</dc:creator>
              <dc:date>2010-09-11T18:35:00</dc:date>
            </office:change-info>
          </text:insertion>
        </text:changed-region>
        <text:changed-region text:id="ct772951840">
          <text:format-change>
            <office:change-info>
              <dc:creator>Bob Jacobsen</dc:creator>
              <dc:date>2010-09-11T19:08:00</dc:date>
            </office:change-info>
          </text:format-change>
        </text:changed-region>
        <text:changed-region text:id="ct772371728">
          <text:insertion>
            <office:change-info>
              <dc:creator>Bob Jacobsen</dc:creator>
              <dc:date>2010-09-11T19:08:00</dc:date>
            </office:change-info>
          </text:insertion>
        </text:changed-region>
        <text:changed-region text:id="ct916159216">
          <text:insertion>
            <office:change-info>
              <dc:creator>Bob Jacobsen</dc:creator>
              <dc:date>2010-09-11T19:08:00</dc:date>
            </office:change-info>
          </text:insertion>
        </text:changed-region>
        <text:changed-region text:id="ct772898240">
          <text:format-change>
            <office:change-info>
              <dc:creator>Bob Jacobsen</dc:creator>
              <dc:date>2010-09-11T19:23:00</dc:date>
            </office:change-info>
          </text:format-change>
        </text:changed-region>
        <text:changed-region text:id="ct773129024">
          <text:insertion>
            <office:change-info>
              <dc:creator>Bob Jacobsen</dc:creator>
              <dc:date>2010-09-11T19:12:00</dc:date>
            </office:change-info>
          </text:insertion>
        </text:changed-region>
        <text:changed-region text:id="ct772187152">
          <text:format-change>
            <office:change-info>
              <dc:creator>Bob Jacobsen</dc:creator>
              <dc:date>2010-09-11T19:23:00</dc:date>
            </office:change-info>
          </text:format-change>
        </text:changed-region>
        <text:changed-region text:id="ct772302272">
          <text:insertion>
            <office:change-info>
              <dc:creator>Bob Jacobsen</dc:creator>
              <dc:date>2010-09-11T19:13:00</dc:date>
            </office:change-info>
          </text:insertion>
        </text:changed-region>
        <text:changed-region text:id="ct772883296">
          <text:insertion>
            <office:change-info>
              <dc:creator>Bob Jacobsen</dc:creator>
              <dc:date>2010-09-11T19:12:00</dc:date>
            </office:change-info>
          </text:insertion>
        </text:changed-region>
        <text:changed-region text:id="ct773196528">
          <text:format-change>
            <office:change-info>
              <dc:creator>Bob Jacobsen</dc:creator>
              <dc:date>2010-09-11T19:23:00</dc:date>
            </office:change-info>
          </text:format-change>
        </text:changed-region>
        <text:changed-region text:id="ct772966784">
          <text:insertion>
            <office:change-info>
              <dc:creator>Bob Jacobsen</dc:creator>
              <dc:date>2010-09-11T19:13:00</dc:date>
            </office:change-info>
          </text:insertion>
        </text:changed-region>
        <text:changed-region text:id="ct772656608">
          <text:insertion>
            <office:change-info>
              <dc:creator>Bob Jacobsen</dc:creator>
              <dc:date>2010-09-11T19:12:00</dc:date>
            </office:change-info>
          </text:insertion>
        </text:changed-region>
        <text:changed-region text:id="ct687895152">
          <text:format-change>
            <office:change-info>
              <dc:creator>Bob Jacobsen</dc:creator>
              <dc:date>2010-09-11T19:24:00</dc:date>
            </office:change-info>
          </text:format-change>
        </text:changed-region>
        <text:changed-region text:id="ct710006624">
          <text:insertion>
            <office:change-info>
              <dc:creator>Bob Jacobsen</dc:creator>
              <dc:date>2010-09-11T18:42:00</dc:date>
            </office:change-info>
          </text:insertion>
        </text:changed-region>
        <text:changed-region text:id="ct915953984">
          <text:insertion>
            <office:change-info>
              <dc:creator>Bob Jacobsen</dc:creator>
              <dc:date>2010-09-11T18:45:00</dc:date>
            </office:change-info>
          </text:insertion>
        </text:changed-region>
        <text:changed-region text:id="ct531179328">
          <text:format-change>
            <office:change-info>
              <dc:creator>Bob Jacobsen</dc:creator>
              <dc:date>2010-09-11T18:49:00</dc:date>
            </office:change-info>
          </text:format-change>
        </text:changed-region>
        <text:changed-region text:id="ct686485664">
          <text:insertion>
            <office:change-info>
              <dc:creator>Bob Jacobsen</dc:creator>
              <dc:date>2010-09-11T18:43:00</dc:date>
            </office:change-info>
          </text:insertion>
        </text:changed-region>
        <text:changed-region text:id="ct708564672">
          <text:insertion>
            <office:change-info>
              <dc:creator>Bob Jacobsen</dc:creator>
              <dc:date>2010-09-11T18:45:00</dc:date>
            </office:change-info>
          </text:insertion>
        </text:changed-region>
        <text:changed-region text:id="ct772611536">
          <text:insertion>
            <office:change-info>
              <dc:creator>Bob Jacobsen</dc:creator>
              <dc:date>2010-09-11T18:49:00</dc:date>
            </office:change-info>
          </text:insertion>
        </text:changed-region>
        <text:changed-region text:id="ct773101552">
          <text:insertion>
            <office:change-info>
              <dc:creator>Bob Jacobsen</dc:creator>
              <dc:date>2010-09-11T19:09:00</dc:date>
            </office:change-info>
          </text:insertion>
        </text:changed-region>
        <text:changed-region text:id="ct708681760">
          <text:insertion>
            <office:change-info>
              <dc:creator>Bob Jacobsen</dc:creator>
              <dc:date>2010-09-11T19:10:00</dc:date>
            </office:change-info>
          </text:insertion>
        </text:changed-region>
        <text:changed-region text:id="ct773298528">
          <text:format-change>
            <office:change-info>
              <dc:creator>Bob Jacobsen</dc:creator>
              <dc:date>2010-09-11T19:24:00</dc:date>
            </office:change-info>
          </text:format-change>
        </text:changed-region>
        <text:changed-region text:id="ct773159776">
          <text:insertion>
            <office:change-info>
              <dc:creator>Bob Jacobsen</dc:creator>
              <dc:date>2010-09-11T18:49:00</dc:date>
            </office:change-info>
          </text:insertion>
        </text:changed-region>
        <text:changed-region text:id="ct916388832">
          <text:format-change>
            <office:change-info>
              <dc:creator>Bob Jacobsen</dc:creator>
              <dc:date>2010-09-11T19:24:00</dc:date>
            </office:change-info>
          </text:format-change>
        </text:changed-region>
        <text:changed-region text:id="ct708558848">
          <text:insertion>
            <office:change-info>
              <dc:creator>Bob Jacobsen</dc:creator>
              <dc:date>2010-09-11T18:50:00</dc:date>
            </office:change-info>
          </text:insertion>
        </text:changed-region>
        <text:changed-region text:id="ct708595312">
          <text:insertion>
            <office:change-info>
              <dc:creator>Bob Jacobsen</dc:creator>
              <dc:date>2010-09-11T18:49:00</dc:date>
            </office:change-info>
          </text:insertion>
        </text:changed-region>
        <text:changed-region text:id="ct686143920">
          <text:insertion>
            <office:change-info>
              <dc:creator>Bob Jacobsen</dc:creator>
              <dc:date>2010-09-11T19:00:00</dc:date>
            </office:change-info>
          </text:insertion>
        </text:changed-region>
        <text:changed-region text:id="ct772183376">
          <text:format-change>
            <office:change-info>
              <dc:creator>Bob Jacobsen</dc:creator>
              <dc:date>2010-09-11T19:24:00</dc:date>
            </office:change-info>
          </text:format-change>
        </text:changed-region>
        <text:changed-region text:id="ct708602960">
          <text:insertion>
            <office:change-info>
              <dc:creator>Bob Jacobsen</dc:creator>
              <dc:date>2010-09-11T18:50:00</dc:date>
            </office:change-info>
          </text:insertion>
        </text:changed-region>
        <text:changed-region text:id="ct772471392">
          <text:insertion>
            <office:change-info>
              <dc:creator>Bob Jacobsen</dc:creator>
              <dc:date>2010-09-11T18:51:00</dc:date>
            </office:change-info>
          </text:insertion>
        </text:changed-region>
        <text:changed-region text:id="ct772177008">
          <text:insertion>
            <office:change-info>
              <dc:creator>Bob Jacobsen</dc:creator>
              <dc:date>2010-09-11T18:50:00</dc:date>
            </office:change-info>
          </text:insertion>
        </text:changed-region>
        <text:changed-region text:id="ct710243632">
          <text:format-change>
            <office:change-info>
              <dc:creator>Bob Jacobsen</dc:creator>
              <dc:date>2010-09-11T19:24:00</dc:date>
            </office:change-info>
          </text:format-change>
        </text:changed-region>
        <text:changed-region text:id="ct772611248">
          <text:insertion>
            <office:change-info>
              <dc:creator>Bob Jacobsen</dc:creator>
              <dc:date>2010-09-11T18:52:00</dc:date>
            </office:change-info>
          </text:insertion>
        </text:changed-region>
        <text:changed-region text:id="ct772636224">
          <text:insertion>
            <office:change-info>
              <dc:creator>Bob Jacobsen</dc:creator>
              <dc:date>2010-09-11T18:50:00</dc:date>
            </office:change-info>
          </text:insertion>
        </text:changed-region>
        <text:changed-region text:id="ct773543952">
          <text:format-change>
            <office:change-info>
              <dc:creator>Bob Jacobsen</dc:creator>
              <dc:date>2010-09-11T19:24:00</dc:date>
            </office:change-info>
          </text:format-change>
        </text:changed-region>
        <text:changed-region text:id="ct708620416">
          <text:insertion>
            <office:change-info>
              <dc:creator>Bob Jacobsen</dc:creator>
              <dc:date>2010-09-11T18:53:00</dc:date>
            </office:change-info>
          </text:insertion>
        </text:changed-region>
        <text:changed-region text:id="ct915983344">
          <text:insertion>
            <office:change-info>
              <dc:creator>Bob Jacobsen</dc:creator>
              <dc:date>2010-09-11T18:54:00</dc:date>
            </office:change-info>
          </text:insertion>
        </text:changed-region>
        <text:changed-region text:id="ct708603904">
          <text:insertion>
            <office:change-info>
              <dc:creator>Bob Jacobsen</dc:creator>
              <dc:date>2010-09-11T18:50:00</dc:date>
            </office:change-info>
          </text:insertion>
        </text:changed-region>
        <text:changed-region text:id="ct772681376">
          <text:insertion>
            <office:change-info>
              <dc:creator>Bob Jacobsen</dc:creator>
              <dc:date>2010-09-11T18:53:00</dc:date>
            </office:change-info>
          </text:insertion>
        </text:changed-region>
        <text:changed-region text:id="ct772596704">
          <text:insertion>
            <office:change-info>
              <dc:creator>Bob Jacobsen</dc:creator>
              <dc:date>2010-09-11T18:50:00</dc:date>
            </office:change-info>
          </text:insertion>
        </text:changed-region>
        <text:changed-region text:id="ct772228208">
          <text:insertion>
            <office:change-info>
              <dc:creator>Bob Jacobsen</dc:creator>
              <dc:date>2010-09-11T19:01:00</dc:date>
            </office:change-info>
          </text:insertion>
        </text:changed-region>
        <text:changed-region text:id="ct773551600">
          <text:format-change>
            <office:change-info>
              <dc:creator>Bob Jacobsen</dc:creator>
              <dc:date>2010-09-11T19:25:00</dc:date>
            </office:change-info>
          </text:format-change>
        </text:changed-region>
        <text:changed-region text:id="ct686745920">
          <text:insertion>
            <office:change-info>
              <dc:creator>Bob Jacobsen</dc:creator>
              <dc:date>2010-09-11T18:35:00</dc:date>
            </office:change-info>
          </text:insertion>
        </text:changed-region>
        <text:changed-region text:id="ct772941216">
          <text:insertion>
            <office:change-info>
              <dc:creator>Bob Jacobsen</dc:creator>
              <dc:date>2010-09-11T19:15:00</dc:date>
            </office:change-info>
          </text:insertion>
        </text:changed-region>
        <text:changed-region text:id="ct773120720">
          <text:format-change>
            <office:change-info>
              <dc:creator>Bob Jacobsen</dc:creator>
              <dc:date>2010-09-11T19:25:00</dc:date>
            </office:change-info>
          </text:format-change>
        </text:changed-region>
        <text:changed-region text:id="ct773115040">
          <text:insertion>
            <office:change-info>
              <dc:creator>Bob Jacobsen</dc:creator>
              <dc:date>2010-09-11T18:35:00</dc:date>
            </office:change-info>
          </text:insertion>
        </text:changed-region>
        <text:changed-region text:id="ct688459776">
          <text:insertion>
            <office:change-info>
              <dc:creator>Bob Jacobsen</dc:creator>
              <dc:date>2010-09-11T19:14:00</dc:date>
            </office:change-info>
          </text:insertion>
        </text:changed-region>
        <text:changed-region text:id="ct773565008">
          <text:format-change>
            <office:change-info>
              <dc:creator>Bob Jacobsen</dc:creator>
              <dc:date>2010-09-11T19:25:00</dc:date>
            </office:change-info>
          </text:format-change>
        </text:changed-region>
        <text:changed-region text:id="ct772944448">
          <text:insertion>
            <office:change-info>
              <dc:creator>Bob Jacobsen</dc:creator>
              <dc:date>2010-09-11T18:35:00</dc:date>
            </office:change-info>
          </text:insertion>
        </text:changed-region>
        <text:changed-region text:id="ct772480496">
          <text:insertion>
            <office:change-info>
              <dc:creator>Bob Jacobsen</dc:creator>
              <dc:date>2010-09-11T18:45:00</dc:date>
            </office:change-info>
          </text:insertion>
        </text:changed-region>
        <text:changed-region text:id="ct688666240">
          <text:insertion>
            <office:change-info>
              <dc:creator>Bob Jacobsen</dc:creator>
              <dc:date>2010-09-11T18:35:00</dc:date>
            </office:change-info>
          </text:insertion>
        </text:changed-region>
        <text:changed-region text:id="ct773623376">
          <text:format-change>
            <office:change-info>
              <dc:creator>Bob Jacobsen</dc:creator>
              <dc:date>2010-09-11T19:25:00</dc:date>
            </office:change-info>
          </text:format-change>
        </text:changed-region>
        <text:changed-region text:id="ct773056624">
          <text:deletion>
            <office:change-info>
              <dc:creator>Bob Jacobsen</dc:creator>
              <dc:date>2010-09-11T19:26:00</dc:date>
            </office:change-info>
            <text:p text:style-name="Standard">http://www.st.com/stonline/books/ascii/docs/5637.htm</text:p>
          </text:deletion>
        </text:changed-region>
        <text:changed-region text:id="ct687210576">
          <text:format-change>
            <office:change-info>
              <dc:creator>Bob Jacobsen</dc:creator>
              <dc:date>2010-09-11T19:26:00</dc:date>
            </office:change-info>
          </text:format-change>
        </text:changed-region>
        <text:changed-region text:id="ct773270704">
          <text:insertion>
            <office:change-info>
              <dc:creator>Bob Jacobsen</dc:creator>
              <dc:date>2010-09-11T19:26:00</dc:date>
            </office:change-info>
          </text:insertion>
        </text:changed-region>
        <text:changed-region text:id="ct916388592">
          <text:format-change>
            <office:change-info>
              <dc:creator>Bob Jacobsen</dc:creator>
              <dc:date>2010-09-11T19:26:00</dc:date>
            </office:change-info>
          </text:format-change>
        </text:changed-region>
        <text:changed-region text:id="ct772653232">
          <text:insertion>
            <office:change-info>
              <dc:creator>Bob Jacobsen</dc:creator>
              <dc:date>2010-09-11T18:54:00</dc:date>
            </office:change-info>
          </text:insertion>
        </text:changed-region>
        <text:changed-region text:id="ct688489120">
          <text:format-change>
            <office:change-info>
              <dc:creator>Bob Jacobsen</dc:creator>
              <dc:date>2010-09-11T19:26:00</dc:date>
            </office:change-info>
          </text:format-change>
        </text:changed-region>
        <text:changed-region text:id="ct772743696">
          <text:insertion>
            <office:change-info>
              <dc:creator>Bob Jacobsen</dc:creator>
              <dc:date>2010-09-11T18:55:00</dc:date>
            </office:change-info>
          </text:insertion>
        </text:changed-region>
        <text:changed-region text:id="ct772728160">
          <text:insertion>
            <office:change-info>
              <dc:creator>Bob Jacobsen</dc:creator>
              <dc:date>2010-09-11T18:57:00</dc:date>
            </office:change-info>
          </text:insertion>
        </text:changed-region>
        <text:changed-region text:id="ct772909200">
          <text:format-change>
            <office:change-info>
              <dc:creator>Bob Jacobsen</dc:creator>
              <dc:date>2010-09-11T19:26:00</dc:date>
            </office:change-info>
          </text:format-change>
        </text:changed-region>
        <text:changed-region text:id="ct77243304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P14">This Technical Note contains informative discussion and background for the corresponding S 9.x.1 Standard. This Technical Note is not normative in any way.</text:p>
      <text:h text:style-name="Heading_20_1" text:outline-level="1">Intended Use</text:h>
      <text:p text:style-name="P14">There is no intention that devices that connect more than on CAN segment (e.g. bridges) have to electrically interconnect those separate segments. <text:s/></text:p>
      <text:p text:style-name="P14">We don't discuss CAN terminators, because they're discussed in detail in the CAN documentation that the standard references. <text:s/>A simple resistor on a RJ45 plug can be used, or more complex devices can be created and sold that e.g. contain diagnostic readouts. <text:s/>So long as it provides in-spec termination, they're all fine.</text:p>
      <text:h text:style-name="P26" text:outline-level="1">References and Context</text:h>
      <text:p text:style-name="P15">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P26" text:outline-level="1">Physical Interconnection</text:h>
      <text:p text:style-name="P19">We're trying to enable two basic kinds of nodes: <text:s text:c="2"/>Board with 2 connectors and box with a pig-tail cable, e.g. a handheld throttle. <text:s/>But we don't want to rule out e.g. a board with two connectors and three pig-tails for attaching throttles, or anything else, hence the somewhat complex wording in this section.</text:p>
      <text:p text:style-name="P19">The assignments to particular colors are for information only. These are the colors that users will encounter in the two popular ways of wiring commercial cables. <text:s/>If you're building a product using commercial cable, using one of these two color codes will reduce confusion, but most NMRAnet users will never need to refer to the colors in their cables.</text:p>
      <text:p text:style-name="P19">The signal names refer back to the signal definitions in the CAN specifications. UTP is unshielded cable, so the CAN_SHIELD conductor is being used as a second conductor for the CAN ground reference, CAN_GND.</text:p>
      <text:p text:style-name="P19">The discussion of connecting in parallel is to make sure that all 8 wires go through a board, whether it's got connectors, pig-tail cables or a combination of the two, so long as it's got more than one connection to other nodes.</text:p>
      <text:p text:style-name="P19"><text:soft-page-break/>We want all 8 wires present so people can add power later, or we can define the reserved conductors later, and still use them. The 1A on interconnects is to make sure they're at least as robust as the connectors and cable.</text:p>
      <text:p text:style-name="P19">For information on sizing circuit board traces to carry the required interconnection current, please see “IPC-2152 — Standard for Determining Current-carrying Capacity in Printed Board Design, 2009.”</text:p>
      <text:p text:style-name="P19">All 8 wires don't have to go through the board if there's only one connection, e.g. a throttle with a single jack or pig-tail cable with plug. In that case, only two pairs are required.</text:p>
      <text:p text:style-name="P19">If your product is providing power and has e.g. two jacks, you can either connect them together and provide a max of 0.5A to both combined, or separately power them up to 0.5A each. This is the only case where a conductor doesn't have to pass through the board as a continuous electrical circuit. Note that this means that your product has to provide power, however; if providing power is an option, not always present, you should connect conductor 8 across the board to ensure that downstream nodes aren't cut off from power when it's not provided by your board.</text:p>
      <text:p text:style-name="P19">The 100V requirement on the reserved conductors is also there to make sure that when we later find a use for it, we don't blow up existing installations. The goal is to have all existing installations be able to move to newly-defined uses without having to retrofit cables nor non-involved nodes.</text:p>
      <text:p text:style-name="P19">If you want to use the reserved conductors for experimental purposes, we recommend using jumpers (fixed or movable) for making connections to the conductors and/or splitting the reserved conductors between connectors so that you can restore normal usage later, should some other use be defined for them. <text:s/></text:p>
      <text:p text:style-name="P19">The 27V requirement comes from the S9.1 limitation on track voltage.</text:p>
      <text:h text:style-name="Heading_20_1" text:outline-level="1">Data Transport</text:h>
      <text:p text:style-name="P19">A 4V/microsecond slew rate is preferred to reduce the effect of stubs on <text:span text:style-name="T11">the</text:span> network.</text:p>
      <text:p text:style-name="P19">This standard is silent on the use of specific CAN frame formats or features.</text:p>
      <text:h text:style-name="Heading_20_1" text:outline-level="1">Supply of Power</text:h>
      <text:p text:style-name="P20">The power supply section is meant to define a 12V nominal system with wide margins on production and consumption of power over the UTP cable. We expect that nodes will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P20">Power can be injected into the cable by simple “mid-span injector” devices, essentially just two RJ45 connectors and a 2.1mm jack for a wall-wart. It's not required that it comes from a NMRAnet node itself.</text:p>
      <text:p text:style-name="P20">Note that <text:span text:style-name="T11">the</text:span> standard permits, but does not require, connecting the CAN signal ground on conductors 3 &amp; 6 with the PWR_NEG power distribution ground on conductor 7. We expect that most power-supplying and power-consuming boards will connect PWR_NEG and the 3/6 grounds to simplify their internal structure. Designers should carefully consider noise immunity, the possibility of ground loop, and voltage offsets when doing this. A straight copper <text:soft-page-break/>connection is within the letter of the requirement. An alternative to connecting them directly is e.g. a 10 ohm resistor and a 0.1uF capacitor in parallel.</text:p>
      <text:p text:style-name="P20">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P20">Note the effect of the “must withstand” requirement is that power supply boards must be able to be connected to each other, even if their output voltages are not exactly the same. One way to handle this is an isolating diode on the PWR_POS output.</text:p>
      <text:h text:style-name="Heading_20_1" text:outline-level="1">Consumption of Power</text:h>
      <text:p text:style-name="P18">For their thermal calculations, node designers must assume that power is supplied at 15V.</text:p>
      <text:p text:style-name="P18">For their power calculations, node designers must assume that power is supplied at 7.5V.<text:change-start text:change-id="ct709996736"/></text:p>
      <text:h text:style-name="Heading_20_1" text:outline-level="1">Termination</text:h>
      <text:p text:style-name="P1"><text:change-end text:change-id="ct709996736"/><text:change-start text:change-id="ct709912448"/>  <text:change-start text:change-id="ct709912160"/><text:span text:style-name="T1">The CAN specification (ISO11898-</text:span><text:change-end text:change-id="ct709912448"/><text:change-end text:change-id="ct709912160"/><text:change-start text:change-id="ct688516944"/><text:span text:style-name="T1">2 section </text:span><text:change-end text:change-id="ct688516944"/><text:change-start text:change-id="ct915831120"/><text:span text:style-name="T1">7.1 and section 7.5.2</text:span><text:change-end text:change-id="ct915831120"/><text:change text:change-id="ct772072528"/><text:change-start text:change-id="ct772161200"/><text:change-start text:change-id="ct772160336"/><text:span text:style-name="T1">) specifies using a bus termination of </text:span><text:change-end text:change-id="ct772161200"/><text:change-end text:change-id="ct772160336"/><text:change-start text:change-id="ct536715200"/><text:span text:style-name="T1">120</text:span><text:change-start text:change-id="ct688597744"/><text:span text:style-name="T20">±</text:span><text:change-end text:change-id="ct688597744"/><text:span text:style-name="T1">10 ohms located at each end of the bus.</text:span><text:change-end text:change-id="ct536715200"/><text:change text:change-id="ct691903248"/><text:change-start text:change-id="ct626705168"/><text:change-start text:change-id="ct708044896"/><text:span text:style-name="T1">. <text:s/>Several alternate termination schemes have been proposed in the literature (see references), and these alternatives are discussed below.     </text:span></text:p>
      <text:h text:style-name="P28" text:outline-level="2">Methods</text:h>
      <text:h text:style-name="P30" text:outline-level="3">Passive single resistor:  </text:h>
      <text:p text:style-name="P17">This consists simply of a 120 ohm connected etween CAN-H and CAN-L  , and is the commonest termination scheme. <text:s/>It main advantage is simplicity. <text:s/></text:p>
      <text:h text:style-name="P30" text:outline-level="3">Passive split resistors to ground: </text:h>
      <text:p text:style-name="P17">This consists of the CAN-L and CAN-H lines being connected by two 60 ohm resistors in series, with their common connected via a capacitor to ground. <text:s text:c="2"/>This is simple but also <text:s/>helps balance the two lines. <text:s/></text:p>
      <text:h text:style-name="P30" text:outline-level="3">Passive split resistors to fixed voltage: </text:h>
      <text:p text:style-name="P1"><text:span text:style-name="T1">As in (2), but common is also tied to a fixed voltage. This can be to nominal 2.5V via a voltage divider (ref xx), or by other means, by using a voltage  </text:span><text:change-end text:change-id="ct626705168"/><text:change-end text:change-id="ct708044896"/><text:change-start text:change-id="ct709912624"/><text:span text:style-name="T1"> </text:span><text:change-end text:change-id="ct709912624"/><text:change-start text:change-id="ct708485504"/><text:span text:style-name="T1">r</text:span><text:span text:style-name="T1">eference  </text:span></text:p>
      <text:h text:style-name="P30" text:outline-level="3">Active termination: </text:h>
      <text:p text:style-name="P1"><text:span text:style-name="T1">This </text:span><text:span text:style-name="T1">t</text:span><text:span text:style-name="T1">e</text:span><text:span text:style-name="T1">rmination </text:span><text:span text:style-name="T1">is accomplished by using active elements, such as transistors </text:span><text:span text:style-name="T1">o</text:span><text:span text:style-name="T1">r</text:span><text:change-start text:change-id="ct708419904"/><text:span text:style-name="T1"> </text:span><text:change-end text:change-id="ct708485504"/><text:change-end text:change-id="ct708419904"/><text:change-start text:change-id="ct708375888"/><text:span text:style-name="T1">o</text:span><text:span text:style-name="T1">p-amps</text:span><text:span text:style-name="T1"> </text:span><text:span text:style-name="T1">to  actively drive the bus to its active state. <text:s text:c="2"/>Note: active termination requires power.  </text:span></text:p>
      <text:h text:style-name="Heading_20_3" text:outline-level="3"><text:span text:style-name="T1">Distributed termination:</text:span><text:span text:style-name="T1"> </text:span></text:h>
      <text:p text:style-name="P17">??  </text:p>
      <text:h text:style-name="P28" text:outline-level="2"><text:soft-page-break/>Placement:   </text:h>
      <text:h text:style-name="Heading_20_2" text:outline-level="2" text:is-list-header="true"><text:change-start text:change-id="ct708313792"/><text:span text:style-name="T18">Any termination can be supplied as a on-board option, or as a terminator- connector. <text:s/>Obviously, this is based on the preferences of the manufacturer and  users. Using terminator-plugs would seem to provide the maximum flexibility.  However, as long as on-board termination is de-selectable, flexibility is  maintained. Manufacturers may want to provide a special termination node that  as well as providing passive or active termination, also provides some  indication of bus health. </text:span><text:span text:style-name="T19"> </text:span><text:change-end text:change-id="ct708375888"/><text:change-end text:change-id="ct708313792"/><text:change-start text:change-id="ct708406640"/></text:h>
      <text:h text:style-name="P29" text:outline-level="2" text:is-list-header="true"><text:span text:style-name="T13">Termination should, generally, </text:span><text:span text:style-name="T14">only</text:span><text:span text:style-name="T13"> occur at the two distant ends of </text:span><text:span text:style-name="T12">the</text:span><text:span text:style-name="T13"> bus, termination in the middle of a significant-length CAN bus is very disruptive because it causes r</text:span><text:change-start text:change-id="ct707877664"/><text:span text:style-name="T13">eflections.</text:span><text:change-end text:change-id="ct708406640"/><text:change-end text:change-id="ct707877664"/><text:change-start text:change-id="ct708500064"/><text:span text:style-name="T13"> <text:s/>The one downside to on-board termination is that it makes it much easier to have multiple terminators (customers think more must be good, and mistakenly turn them all on).</text:span><text:change-end text:change-id="ct708500064"/><text:change-start text:change-id="ct708487088"/><text:span text:style-name="T13"> <text:s/></text:span><text:change-end text:change-id="ct708487088"/><text:change-start text:change-id="ct688640320"/></text:h>
      <text:h text:style-name="Heading_20_1" text:outline-level="1">References</text:h>
      <text:p text:style-name="Standard">This section provides references, and when possible URL<text:change-end text:change-id="ct688640320"/><text:change-start text:change-id="ct707842704"/>s, that may be of use to NMRAnet implementors.</text:p>
      <text:h text:style-name="Heading_20_2" text:outline-level="2">Standards</text:h>
      <text:p text:style-name="Standard"><text:change-end text:change-id="ct707842704"/><text:change-start text:change-id="ct687152432"/>The S 9.x.1 standard references ISO 11898-1 and ISO 11898-2 for CAN specifications. <text:s/>The ISO (<text:change-start text:change-id="ct773279440"/><text:a xlink:type="simple" xlink:href="http://www.iso.org/">http://www.iso.org</text:a><text:change-end text:change-id="ct773279440"/>) sells <text:change-start text:change-id="ct772215936"/>PDF and paper <text:change-end text:change-id="ct772215936"/>copies of these<text:change-start text:change-id="ct688452528"/>. <text:change-end text:change-id="ct687152432"/><text:change-end text:change-id="ct688452528"/><text:change-start text:change-id="ct532769360"/>Copies can generally be found in engineering libraries<text:change-end text:change-id="ct532769360"/><text:change-start text:change-id="ct915725632"/>.<text:change-end text:change-id="ct915725632"/><text:change-start text:change-id="ct710146368"/></text:p>
      <text:p text:style-name="Standard">Note that ISO 11898-3, 11898-4 and <text:change-end text:change-id="ct710146368"/><text:change-start text:change-id="ct565420416"/>11898-5 specify different variants of the CAN standard that are not relevant to S 9.x.1 compliant implementations. <text:s/>The original 1995 Bosch CAN standard, which can be found online, is similar to IS 11898-1 and -2, but <text:change-end text:change-id="ct565420416"/><text:change-start text:change-id="ct915428528"/>not identical.<text:change-end text:change-id="ct915428528"/><text:change-start text:change-id="ct773231968"/><text:change-end text:change-id="ct773231968"/><text:change-start text:change-id="ct688456832"/></text:p>
      <text:p text:style-name="Standard">The S 9.x.1 standard references TIA/EIA-568-B or the successor TIA/EIA- 568-C for unshielded twisted pair (UTP) cable, and <text:change-end text:change-id="ct688456832"/><text:change-start text:change-id="ct687207024"/>TIA-968-A for RJ45 modular plugs and jacks<text:change-end text:change-id="ct687207024"/><text:change-start text:change-id="ct688432528"/>. <text:s/>The TIA (<text:change-start text:change-id="ct688841712"/><text:a xlink:type="simple" xlink:href="http://www.tiaonline.org/">http://www.tiaonline.org</text:a><text:change-end text:change-id="ct688841712"/>) sells PDF and paper copies of these. Copies can generally be found in engineering libraries.<text:change-end text:change-id="ct688432528"/><text:change-start text:change-id="ct707840624"/></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change-start text:change-id="ct772951840"/><text:a xlink:type="simple" xlink:href="http://www.anixter.com/AXECOM/AXEDocLib.nsf/(UnID)/8F2E0839A6190F4986257309005757CC/$file/ANSI-TIA-EIA-568-B.pdf">http://www.anixter.com/AXECOM/AXEDocLib.nsf/(UnID)/8F2E0839A6190F4986257309005757CC/$file/ANSI-TIA-EIA-568-B.pdf</text:a><text:change-end text:change-id="ct772951840"/>)<text:change-start text:change-id="ct772371728"/></text:p>
      <text:h text:style-name="Heading_20_3" text:outline-level="3">Mohawk.com</text:h>
      <text:p text:style-name="Standard">“<text:change-end text:change-id="ct772371728"/>ANSI/TIA/EIA-568-B (B.1, B.2 and B.3) Commercial Building Telecommunications Cabling Standard<text:change-start text:change-id="ct916159216"/>” (<text:change-start text:change-id="ct772898240"/><text:a xlink:type="simple" xlink:href="http://www.mohawk-cable.com/support/ansi-tia-eia-568-b.html">http://www.mohawk-cable.com/support/ansi-tia-eia-568-b.html</text:a><text:change-end text:change-id="ct772898240"/>)<text:change-end text:change-id="ct916159216"/></text:p>
      <text:h text:style-name="Heading_20_3" text:outline-level="3"><text:soft-page-break/>Microchip Corp<text:change-start text:change-id="ct773129024"/></text:h>
      <text:p text:style-name="Standard">AN713 “Controller Area Network (CAN) Basics” (<text:change-start text:change-id="ct772187152"/><text:a xlink:type="simple" xlink:href="http://ww1.microchip.com/downloads/en/AppNotes/00713a.pdf">http://ww1.microchip.com/downloads/en/AppNotes/00713a.pdf</text:a><text:change-end text:change-id="ct772187152"/>)</text:p>
      <text:p text:style-name="Standard">AN228 “<text:change-end text:change-id="ct773129024"/><text:change-start text:change-id="ct772302272"/>A CAN Physical Layer Discussion<text:change-end text:change-id="ct772302272"/><text:change-start text:change-id="ct772883296"/>” (<text:change-start text:change-id="ct773196528"/><text:a xlink:type="simple" xlink:href="http://ww1.microchip.com/downloads/en/AppNotes/00228a.pdf">http://ww1.microchip.com/downloads/en/AppNotes/00228a.pdf</text:a><text:change-end text:change-id="ct773196528"/>)</text:p>
      <text:p text:style-name="Standard">AN853 “<text:change-end text:change-id="ct772883296"/><text:change-start text:change-id="ct772966784"/>PIC18XXX8 CAN Driver with Prioritized Transmit Buffer<text:change-end text:change-id="ct772966784"/><text:change-start text:change-id="ct772656608"/>” (<text:change-start text:change-id="ct687895152"/><text:a xlink:type="simple" xlink:href="http://ww1.microchip.com/downloads/en/AppNotes/00853a.pdf">http://ww1.microchip.com/downloads/en/AppNotes/00853a.pdf</text:a><text:change-end text:change-id="ct687895152"/>)<text:change-end text:change-id="ct772656608"/></text:p>
      <text:h text:style-name="Heading_20_3" text:outline-level="3">Philips</text:h>
      <text:p text:style-name="Standard"><text:change-end text:change-id="ct707840624"/><text:change-start text:change-id="ct710006624"/>AN96116 “PCA82C250 / 251 CAN Transceiver” <text:change-end text:change-id="ct710006624"/><text:change-start text:change-id="ct915953984"/>(<text:change-end text:change-id="ct915953984"/><text:change-start text:change-id="ct531179328"/><text:change-start text:change-id="ct686485664"/><text:a xlink:type="simple" xlink:href="http://www.nxp.com/documents/application_note/AN96116.pdf">http://www.nxp.com/documents/application_note/AN96116.pdf</text:a><text:change-end text:change-id="ct531179328"/><text:change-end text:change-id="ct686485664"/><text:change-start text:change-id="ct708564672"/>)<text:change-end text:change-id="ct708564672"/><text:change-start text:change-id="ct772611536"/></text:p>
      <text:h text:style-name="Heading_20_3" text:outline-level="3">Texas Instruments</text:h>
      <text:p text:style-name="Standard">Analog Applications Journal, August 1999, TI SLYT197 “<text:change-end text:change-id="ct772611536"/><text:change-start text:change-id="ct773101552"/>TIA/EIA-568A Category 5 cables in low-voltage differential signaling (LVDS)” <text:change-end text:change-id="ct773101552"/><text:change-start text:change-id="ct708681760"/>(<text:change-start text:change-id="ct773298528"/><text:a xlink:type="simple" xlink:href="http://focus.ti.com/lit/an/slyt197/slyt197.pdf">http://focus.ti.com/lit/an/slyt197/slyt197.pdf</text:a><text:change-end text:change-id="ct773298528"/>)<text:change-end text:change-id="ct708681760"/><text:change-start text:change-id="ct773159776"/></text:p>
      <text:p text:style-name="Standard">Application Report SLOA101A “Introduction to the Controller Area Network (CAN)” (<text:change-start text:change-id="ct916388832"/><text:a xlink:type="simple" xlink:href="http://focus.ti.com.cn/cn/lit/an/sloa101a/sloa101a.pdf">http://focus.ti.com.cn/cn/lit/an/sloa101a/sloa101a.pdf</text:a><text:change-end text:change-id="ct916388832"/>)</text:p>
      <text:p text:style-name="Standard">Application Report SLLA270 “<text:change-end text:change-id="ct773159776"/><text:change-start text:change-id="ct708558848"/>Controller Area Network Physical Layer Requirements<text:change-end text:change-id="ct708558848"/><text:change-start text:change-id="ct708595312"/>”<text:change-end text:change-id="ct708595312"/><text:change-start text:change-id="ct686143920"/> (<text:change-start text:change-id="ct772183376"/><text:a xlink:type="simple" xlink:href="http://focus.ti.com/lit/an/slla270/slla270.pdf">http://focus.ti.com/lit/an/slla270/slla270.pdf</text:a><text:change-end text:change-id="ct772183376"/>)<text:change-end text:change-id="ct686143920"/><text:change-start text:change-id="ct708602960"/></text:p>
      <text:p text:style-name="Standard">Application Report SLLA298B “<text:change-end text:change-id="ct708602960"/><text:change-start text:change-id="ct772471392"/>Isolated CAN Reference Design<text:change-end text:change-id="ct772471392"/><text:change-start text:change-id="ct772177008"/>” (<text:change-start text:change-id="ct710243632"/><text:a xlink:type="simple" xlink:href="http://focus.ti.com/lit/an/slla298b/slla298b.pdf">http://focus.ti.com/lit/an/slla298b/slla298b.pdf</text:a><text:change-end text:change-id="ct710243632"/>)</text:p>
      <text:p text:style-name="Standard">Application Report SLOU262 “<text:change-end text:change-id="ct772177008"/><text:change-start text:change-id="ct772611248"/>Isolated CAN Transceiver EVM<text:change-end text:change-id="ct772611248"/><text:change-start text:change-id="ct772636224"/>” (<text:change-start text:change-id="ct773543952"/><text:a xlink:type="simple" xlink:href="http://focus.tij.co.jp/jp/lit/ug/slou262/slou262.pdf">http://focus.tij.co.jp/jp/lit/ug/slou262/slou262.pdf</text:a><text:change-end text:change-id="ct773543952"/>)</text:p>
      <text:p text:style-name="Standard"><text:change-end text:change-id="ct772636224"/><text:change-start text:change-id="ct708620416"/>Analog Applications Journal, 3Q 2006, TI SLY<text:change-end text:change-id="ct708620416"/><text:change-start text:change-id="ct915983344"/>T249 <text:change-end text:change-id="ct915983344"/><text:change-start text:change-id="ct708603904"/>“<text:change-end text:change-id="ct708603904"/><text:change-start text:change-id="ct772681376"/>Improved CAN network security with TI’s SN65HVD1050 transceiver<text:change-end text:change-id="ct772681376"/><text:change-start text:change-id="ct772596704"/>”<text:change-end text:change-id="ct772596704"/><text:change-start text:change-id="ct772228208"/> (<text:change-start text:change-id="ct773551600"/><text:a xlink:type="simple" xlink:href="http://focus.ti.com/lit/an/slyt249/slyt249.pdf">http://focus.ti.com/lit/an/slyt249/slyt249.pdf</text:a><text:change-end text:change-id="ct773551600"/>)<text:change-end text:change-id="ct772228208"/><text:change-start text:change-id="ct686745920"/></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not being included in this section.</text:p>
      <text:h text:style-name="Heading_20_3" text:outline-level="3">Microchip</text:h>
      <text:p text:style-name="Standard">MCP 2551 <text:change-end text:change-id="ct686745920"/><text:change-start text:change-id="ct772941216"/>High-Speed CAN Transceiver (<text:change-start text:change-id="ct773120720"/><text:a xlink:type="simple" xlink:href="http://ww1.microchip.com/downloads/en/DeviceDoc/21667f.pdf">http://ww1.microchip.com/downloads/en/DeviceDoc/21667f.pdf</text:a><text:change-end text:change-id="ct773120720"/>)<text:change-end text:change-id="ct772941216"/><text:change-start text:change-id="ct773115040"/></text:p>
      <text:p text:style-name="Standard">MCP2515 <text:change-end text:change-id="ct773115040"/><text:change-start text:change-id="ct688459776"/>Stand-Alone CAN Controller With SPI Interface (<text:change-start text:change-id="ct773565008"/><text:a xlink:type="simple" xlink:href="http://ww1.microchip.com/downloads/en/DeviceDoc/21801e.pdf">http://ww1.microchip.com/downloads/en/DeviceDoc/21801e.pdf</text:a><text:change-end text:change-id="ct773565008"/>)<text:change-end text:change-id="ct688459776"/><text:change-start text:change-id="ct772944448"/></text:p>
      <text:h text:style-name="Heading_20_3" text:outline-level="3">NXP Electronics (Philips)</text:h>
      <text:p text:style-name="Standard">PCA82C250 <text:change-end text:change-id="ct772944448"/><text:change-start text:change-id="ct772480496"/>CAN controller interface <text:change-end text:change-id="ct772480496"/><text:change-start text:change-id="ct688666240"/>(<text:change-start text:change-id="ct773623376"/><text:a xlink:type="simple" xlink:href="http://www.nxp.com/documents/data_sheet/PCA82C250.pdf">http://www.nxp.com/documents/data_sheet/PCA82C250.pdf</text:a><text:change-end text:change-id="ct773623376"/>)</text:p>
      <text:h text:style-name="Heading_20_3" text:outline-level="3"><text:soft-page-break/>STMicroelectronics</text:h>
      <text:p text:style-name="Standard">L9615 transceiver (<text:change text:change-id="ct773056624"/><text:change-start text:change-id="ct687210576"/><text:change-start text:change-id="ct773270704"/><text:a xlink:type="simple" xlink:href="http://www.st.com/stonline/products/literature/ds/5637.pdf">http://www.st.com/stonline/products/literature/ds/5637.pdf</text:a><text:change-end text:change-id="ct687210576"/><text:change-end text:change-id="ct773270704"/>)</text:p>
      <text:h text:style-name="Heading_20_3" text:outline-level="3">Texas Instruments</text:h>
      <text:p text:style-name="Standard">ISO1050 Isolated CAN Transceiver (<text:change-start text:change-id="ct916388592"/><text:a xlink:type="simple" xlink:href="http://focus.ti.com/lit/ds/symlink/iso1050.pdf">http://focus.ti.com/lit/ds/symlink/iso1050.pdf</text:a><text:change-end text:change-id="ct916388592"/>)</text:p>
      <text:p text:style-name="Standard"><text:change-end text:change-id="ct688666240"/><text:change-start text:change-id="ct772653232"/>SN55HVD251, SN65HVD251 Industrial CAN Transceiver (<text:change-start text:change-id="ct688489120"/><text:a xlink:type="simple" xlink:href="http://focus.ti.com/lit/ds/symlink/sn55hvd251.pdf">http://focus.ti.com/lit/ds/symlink/sn55hvd251.pdf</text:a><text:change-end text:change-id="ct688489120"/>)</text:p>
      <text:p text:style-name="Standard"><text:change-end text:change-id="ct772653232"/><text:change-start text:change-id="ct772743696"/>SN65HVD1050 EMC Optimized CAN Transceiver<text:change-end text:change-id="ct772743696"/><text:change-start text:change-id="ct772728160"/> (<text:change-start text:change-id="ct772909200"/><text:a xlink:type="simple" xlink:href="http://focus.ti.com/lit/ds/symlink/sn65hvd1050.pdf">http://focus.ti.com/lit/ds/symlink/sn65hvd1050.pdf</text:a><text:change-end text:change-id="ct772909200"/>)<text:change-end text:change-id="ct772728160"/><text:change-start text:change-id="ct772433040"/></text:p>
      <text:p text:style-name="Standard"><text:span text:style-name="T15"/></text:p>
      <text:p text:style-name="P25"><text:change-end text:change-id="ct772433040"/><text:span text:style-name="T15"/></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Introduction<text:tab/>1</text:p>
          <text:p text:style-name="P23">Physical Interconnection<text:tab/>1</text:p>
          <text:p text:style-name="P23">Power Supply<text:tab/>2</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1" svg:font-family="Arial" style:font-family-generic="swiss"/>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rebuchetMS" svg:font-family="TrebuchetMS"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10pt" style:font-name-asian="ArialMT" style:font-size-asian="10pt" style:font-name-complex="ArialMT" style:font-size-complex="10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T9" style:family="text">
      <style:text-properties fo:font-size="9pt" style:font-size-asian="9pt"/>
    </style:style>
    <style:style style:name="MT10"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MT2">Title</text:span><text:span text:style-name="MT3"><text:tab/><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116" text:date-value="2010-09-11T19:26:42.99">9/11/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 </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8/01/10</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span text:style-name="MT9">Copyright 2010, by J. Day, D. Harris, B. Jacobsen, A. Robinson, and A. Shepherd<text:tab/></text:span><text:span text:style-name="MT10">Page </text:span><text:span text:style-name="Page_20_Number"><text:span text:style-name="MT10"><text:page-number text:select-page="current">3</text:page-number></text:span></text:span><text:span text:style-name="Page_20_Number"><text:span text:style-name="MT10"> of </text:span></text:span><text:span text:style-name="Page_20_Number"><text:span text:style-name="MT10"><text:page-count style:num-format="1">7</text:page-count></text:span></text:span><text:span text:style-name="Page_20_Number"><text:span text:style-name="MT10"> - </text:span></text:span><text:span text:style-name="Page_20_Number"><text:span text:style-name="MT10"><text:date style:data-style-name="N116" text:date-value="2010-09-11T19:26:42.99">9/11/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6</meta:editing-cycles>
    <meta:editing-duration>PT13H14M53S</meta:editing-duration>
    <meta:generator>OpenOffice.org/3.2$Unix OpenOffice.org_project/320m18$Build-9502</meta:generator>
    <dc:date>2010-09-11T19:26:43</dc:date>
    <dc:creator>Bob Jacobsen</dc:creator>
    <meta:document-statistic meta:table-count="1" meta:image-count="0" meta:object-count="0" meta:page-count="7" meta:paragraph-count="102" meta:word-count="1878" meta:character-count="12748"/>
    <meta:user-defined meta:name="Info 1"/>
    <meta:user-defined meta:name="Info 2"/>
    <meta:user-defined meta:name="Info 3"/>
    <meta:user-defined meta:name="Info 4"/>
  </office:meta>
</office:document-meta>
</file>